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99ff66" fo:border="0.06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number-columns-repeated="6" table:style-name="ce9"/>
          <table:covered-table-cell table:style-name="ce28"/>
          <table:table-cell table:style-name="ce28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9" table:number-columns-repeated="5"/>
          <table:table-cell table:style-name="ce28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6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/>
          <table:table-cell table:style-name="ce17" table:number-columns-repeated="5"/>
          <table:table-cell table:style-name="ce27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28" table:number-columns-repeated="1016"/>
        </table:table-row>
        <table:table-row table:style-name="ro1">
          <table:table-cell table:style-name="ce8" office:value-type="string" calcext:value-type="string">
            <text:p>SYS_accept</text:p>
          </table:table-cell>
          <table:table-cell table:style-name="ce11"/>
          <table:table-cell table:style-name="ce20"/>
          <table:table-cell table:style-name="ce26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1"/>
          <table:table-cell table:style-name="ce20"/>
          <table:table-cell table:style-name="ce26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1"/>
          <table:table-cell table:style-name="ce20"/>
          <table:table-cell table:style-name="ce26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2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1"/>
          <table:table-cell table:style-name="ce20"/>
          <table:table-cell table:style-name="ce26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19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2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22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22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2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14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23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1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1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1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1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office:value-type="string" calcext:value-type="string">
            <text:p>&lt;sys/socket.h&gt;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1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1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1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14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1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1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14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22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24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2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19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22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2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/00/0000</text:date>, <text:time style:data-style-name="N2" text:time-value="11:27:55.160712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2-26T11:28:36.917925501</dc:date>
    <meta:editing-duration>P12DT1H34M54S</meta:editing-duration>
    <meta:editing-cycles>58</meta:editing-cycles>
    <meta:document-statistic meta:table-count="1" meta:cell-count="894" meta:object-count="0"/>
  </office:meta>
</office:document-meta>
</file>